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c147d"/>
    </style:style>
    <style:style style:name="P2" style:family="paragraph" style:parent-style-name="Standard">
      <style:paragraph-properties fo:text-align="start" style:justify-single-word="false"/>
      <style:text-properties officeooo:rsid="001f4c6f" officeooo:paragraph-rsid="001693f5"/>
    </style:style>
    <style:style style:name="P3" style:family="paragraph" style:parent-style-name="Standard">
      <style:paragraph-properties fo:text-align="start" style:justify-single-word="false"/>
      <style:text-properties officeooo:rsid="001693f5" officeooo:paragraph-rsid="001693f5"/>
    </style:style>
    <style:style style:name="T1" style:family="text">
      <style:text-properties officeooo:rsid="0017f1d6"/>
    </style:style>
    <style:style style:name="T2" style:family="text">
      <style:text-properties officeooo:rsid="001c147d"/>
    </style:style>
    <style:style style:name="T3" style:family="text">
      <style:text-properties officeooo:rsid="001d70e8"/>
    </style:style>
    <style:style style:name="T4" style:family="text">
      <style:text-properties officeooo:rsid="0021f881"/>
    </style:style>
    <style:style style:name="T5" style:family="text">
      <style:text-properties officeooo:rsid="001693f5"/>
    </style:style>
    <style:style style:name="T6" style:family="text">
      <style:text-properties officeooo:rsid="00239c97"/>
    </style:style>
    <style:style style:name="T7" style:family="text">
      <style:text-properties officeooo:rsid="0024ecf3"/>
    </style:style>
    <style:style style:name="T8" style:family="text">
      <style:text-properties officeooo:rsid="0025e4f2"/>
    </style:style>
    <style:style style:name="T9" style:family="text">
      <style:text-properties officeooo:rsid="002628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tut</text:p>
      <text:p text:style-name="P3">Intro :</text:p>
      <text:p text:style-name="P1"><text:span text:style-name="T5">De nos jours, la musique est partout avec nous : en voiture, lorsqu’on marche avec ses écouteurs, à la télévision. Cependant avec l’évolution de la technologie, la création musicale a changé et se fait maintenant majoritairement à l’aide de logiciel de Musique Assistée par Ordinateur (abrégé MAO par la suite). </text:span><text:span text:style-name="T2">D’après Wikipédia « La musique assistée par ordinateur (MAO) regroupe l'ensemble des utilisations de l'informatique comme outil associé à la chaîne de création musicale depuis la composition musicale jusqu'à la diffusion des œuvres, en passant par la formation pédagogique au solfège et la pratique d'instruments. ».<text:line-break/></text:span><text:span text:style-name="T6">Nous avons choisis ce sujet car nous avons trouvé intéressant la manière dont les MAO se sont démocratisés dans le monde de la conception musicale et nous avons voulu en savoir plus sur leur fonctionnement.<text:line-break/>Pour illustrer ça plus facilement, nous av</text:span><text:span text:style-name="T8">ons développé un site </text:span><text:span text:style-name="T9">web montrant ce que nous allons expliquer dans ce rapport.</text:span><text:span text:style-name="T2"><text:line-break/></text:span><text:span text:style-name="T5">Nous allons donc nous intéresser à ces logiciels permettant à n’importe qui de créer une œuvre. </text:span><text:span text:style-name="T1">Tout d’abord nous vous </text:span><text:span text:style-name="T3">proposerons </text:span><text:span text:style-name="T1">une présentation des différents types de MAO, </text:span><text:span text:style-name="T4">de leur </text:span><text:span text:style-name="T1">fonctionnement </text:span><text:span text:style-name="T4">et du regarde économique et légal de ces logiciels, puis dans un seconde temps</text:span><text:span text:style-name="T1"> une partie dédiée à l’explication du développement de notre site web </text:span><text:span text:style-name="T4">et pour finir une partie sur la gestion du travail de groupe au cours du projet</text:span><text:span text:style-name="T1">.</text:spa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6T17:41:07.459000000</meta:creation-date>
    <dc:date>2020-11-20T16:07:39.640000000</dc:date>
    <meta:editing-duration>PT44M44S</meta:editing-duration>
    <meta:editing-cycles>6</meta:editing-cycles>
    <meta:generator>LibreOffice/7.0.1.2$Windows_X86_64 LibreOffice_project/7cbcfc562f6eb6708b5ff7d7397325de9e764452</meta:generator>
    <meta:document-statistic meta:table-count="0" meta:image-count="0" meta:object-count="0" meta:page-count="1" meta:paragraph-count="3" meta:word-count="227" meta:character-count="1404" meta:non-whitespace-character-count="1180"/>
  </office:meta>
</office:document-meta>
</file>